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7fd20"/>
    </style:style>
    <style:style style:name="P2" style:family="paragraph" style:parent-style-name="Standard">
      <style:text-properties fo:color="#000000" style:text-underline-style="solid" style:text-underline-width="auto" style:text-underline-color="font-color"/>
    </style:style>
    <style:style style:name="P3" style:family="paragraph" style:parent-style-name="Standard">
      <style:text-properties fo:color="#000000" style:text-underline-style="solid" style:text-underline-width="auto" style:text-underline-color="font-color" officeooo:rsid="001a7adb" officeooo:paragraph-rsid="001a7adb"/>
    </style:style>
    <style:style style:name="P4" style:family="paragraph" style:parent-style-name="Standard" style:list-style-name="L2">
      <style:text-properties fo:color="#000000" style:text-underline-style="none" officeooo:rsid="001a6e68" officeooo:paragraph-rsid="001a6e68"/>
    </style:style>
    <style:style style:name="P5" style:family="paragraph" style:parent-style-name="Standard" style:list-style-name="L3">
      <style:text-properties fo:color="#000000" style:text-underline-style="none" officeooo:rsid="001a6e68" officeooo:paragraph-rsid="001a6e68"/>
    </style:style>
    <style:style style:name="P6" style:family="paragraph" style:parent-style-name="Standard">
      <style:text-properties fo:color="#000000" style:text-underline-style="none" officeooo:rsid="001a6e68" officeooo:paragraph-rsid="001a7adb"/>
    </style:style>
    <style:style style:name="P7" style:family="paragraph" style:parent-style-name="Standard">
      <style:text-properties fo:color="#000000" style:text-underline-style="none" officeooo:paragraph-rsid="001a7dad"/>
    </style:style>
    <style:style style:name="P8" style:family="paragraph" style:parent-style-name="Standard" style:list-style-name="L4"/>
    <style:style style:name="P9" style:family="paragraph" style:parent-style-name="Standard" style:list-style-name="L5">
      <style:text-properties officeooo:paragraph-rsid="001a7adb"/>
    </style:style>
    <style:style style:name="P10" style:family="paragraph" style:parent-style-name="Standard" style:list-style-name="L7">
      <style:text-properties officeooo:paragraph-rsid="001a7dad"/>
    </style:style>
    <style:style style:name="P11" style:family="paragraph" style:parent-style-name="Standard" style:list-style-name="L5" style:master-page-name="">
      <loext:graphic-properties draw:fill="none"/>
      <style:paragraph-properties style:page-number="auto" fo:background-color="transparent"/>
      <style:text-properties fo:color="#000000" style:text-underline-style="none" officeooo:rsid="001a6e68" officeooo:paragraph-rsid="001a7adb"/>
    </style:style>
    <style:style style:name="P12" style:family="paragraph" style:parent-style-name="Text_20_body">
      <style:text-properties style:text-underline-style="solid" style:text-underline-width="auto" style:text-underline-color="font-color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loext:contextual-spacing="false"/>
    </style:style>
    <style:style style:name="P15" style:family="paragraph" style:parent-style-name="Text_20_body" style:list-style-name="L7">
      <style:paragraph-properties fo:margin-top="0cm" fo:margin-bottom="0cm" loext:contextual-spacing="false"/>
      <style:text-properties officeooo:paragraph-rsid="0019ccec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9ccec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fo:color="#6600cc" fo:font-weight="normal" style:font-weight-asian="normal" style:font-weight-complex="normal"/>
    </style:style>
    <style:style style:name="T9" style:family="text">
      <style:text-properties fo:color="#000000" style:text-underline-style="none" fo:font-weight="normal" style:font-weight-asian="normal" style:font-weight-complex="normal"/>
    </style:style>
    <style:style style:name="T10" style:family="text">
      <style:text-properties officeooo:rsid="001a6e68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bf4d42"/>
    </style:style>
    <style:style style:name="T13" style:family="text">
      <style:text-properties fo:color="#bf4d42" fo:font-weight="normal" style:font-weight-asian="normal" style:font-weight-complex="normal"/>
    </style:style>
    <style:style style:name="T14" style:family="text">
      <style:text-properties fo:color="#bf4d42" style:text-underline-style="none" officeooo:rsid="001a6e68"/>
    </style:style>
    <style:style style:name="T15" style:family="text">
      <style:text-properties fo:color="#bf4d42" fo:font-size="15pt" style:font-size-asian="15pt" style:font-size-complex="15pt"/>
    </style:style>
    <style:style style:name="T16" style:family="text">
      <style:text-properties fo:color="#bf4d42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bf4d42" fo:font-size="14pt" style:font-size-asian="14pt" style:font-size-complex="14pt"/>
    </style:style>
    <style:style style:name="T18" style:family="text">
      <style:text-properties fo:color="#bf4d42" fo:font-size="14pt" style:text-underline-style="none" officeooo:rsid="001a6e68" style:font-size-asian="14pt" style:font-size-complex="14pt"/>
    </style:style>
    <style:style style:name="T19" style:family="text">
      <style:text-properties fo:color="#bf4d42"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color="#bf4d42" fo:font-size="12pt" style:font-size-asian="12pt" style:font-size-complex="12pt"/>
    </style:style>
    <style:style style:name="T21" style:family="text">
      <style:text-properties fo:color="#bf4d42" fo:font-size="12pt" style:text-underline-style="none" officeooo:rsid="001a6e68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04cm" fo:text-indent="-0.635cm" fo:margin-left="3.70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39cm" fo:text-indent="-0.635cm" fo:margin-left="4.33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14cm" fo:text-indent="-0.635cm" fo:margin-left="7.51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49cm" fo:text-indent="-0.635cm" fo:margin-left="8.149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678cm" fo:text-indent="-0.635cm" fo:margin-left="8.67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48cm" fo:text-indent="-0.635cm" fo:margin-left="9.948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cm" fo:text-indent="-0.635cm" fo:margin-left="1.2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5cm" fo:text-indent="-0.635cm" fo:margin-left="1.8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cm" fo:text-indent="-0.635cm" fo:margin-left="2.5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5cm" fo:text-indent="-0.635cm" fo:margin-left="3.1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5cm" fo:text-indent="-0.635cm" fo:margin-left="4.4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cm" fo:text-indent="-0.635cm" fo:margin-left="5.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5cm" fo:text-indent="-0.635cm" fo:margin-left="5.6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5cm" fo:text-indent="-0.635cm" fo:margin-left="6.95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cm" fo:text-indent="-0.635cm" fo:margin-left="1.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5cm" fo:text-indent="-0.635cm" fo:margin-left="1.8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cm" fo:text-indent="-0.635cm" fo:margin-left="2.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45cm" fo:text-indent="-0.635cm" fo:margin-left="3.1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15cm" fo:text-indent="-0.635cm" fo:margin-left="4.4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cm" fo:text-indent="-0.635cm" fo:margin-left="5.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85cm" fo:text-indent="-0.635cm" fo:margin-left="5.6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55cm" fo:text-indent="-0.635cm" fo:margin-left="6.95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tinuous integration (CI) </text:h>
      <text:p text:style-name="P1"><text:s text:c="2"/><text:span text:style-name="T2">What is continuous integration (CI)</text:span><text:span text:style-name="T1">?</text:span><text:span text:style-name="T4"> </text:span></text:p>
      <text:p text:style-name="P1"><text:span text:style-name="T4"><text:s text:c="13"/></text:span></text:p>
      <text:p text:style-name="P1"><text:span text:style-name="T4"><text:s text:c="24"/>Continuous integration (CI) is a software engineering practice in which isolated changes are </text:span><text:span text:style-name="T7">immediately tested and reported </text:span><text:span text:style-name="T4">on when they are added to a larger code base. The goal of CI is to provide </text:span><text:span text:style-name="T7">rapid feedback</text:span><text:span text:style-name="T4"> so that if a defect is introduced into the code base, it can be identified and corrected as soon as possible. </text:span><text:span text:style-name="T8">Continuous integration software tools </text:span><text:span text:style-name="T4">can be used to automate the testing and build a document trail.</text:span></text:p>
      <text:p text:style-name="Standard"><text:span text:style-name="T1"><text:s text:c="3"/></text:span><text:span text:style-name="T3"><text:s text:c="24"/></text:span><text:span text:style-name="T4">Continuous integration has evolved since its conception. Originally, a daily </text:span><text:a xlink:type="simple" xlink:href="https://searchsoftwarequality.techtarget.com/definition/build" text:style-name="Internet_20_link" text:visited-style-name="Visited_20_Internet_20_Link"><text:span text:style-name="T6">build</text:span></text:a><text:span text:style-name="T4"> was the standard. Now, t</text:span><text:span text:style-name="T8">he usual rule is for each team member to submit work on a daily</text:span><text:span text:style-name="T4"> (or more frequent) </text:span><text:span text:style-name="T8">basis</text:span><text:span text:style-name="T4"> and for a build to be conducted with each significant change.</text:span></text:p>
      <text:list xml:id="list4626999912053177205" text:style-name="L4">
        <text:list-item>
          <text:p text:style-name="P8"><text:span text:style-name="T4">When used properly, continuous integration provides various benefits, such as </text:span><text:span text:style-name="T7">constant feedback on the status of the software</text:span><text:span text:style-name="T4">. Because CI detects deficiencies early on in </text:span><text:span text:style-name="T7">development, defects are typically smaller, less complex and easier to resolve.</text:span></text:p>
        </text:list-item>
      </text:list>
      <text:p text:style-name="Standard"><text:span text:style-name="T7"/></text:p>
      <text:p text:style-name="P2"><text:span text:style-name="T5">B</text:span><text:span text:style-name="T4">est practices of CI include:</text:span></text:p>
      <text:p text:style-name="P7"><text:span text:style-name="T4"><text:s/></text:span></text:p>
      <text:list xml:id="list663488631575230360" text:style-name="L7">
        <text:list-item>
          <text:p text:style-name="P10"><text:span text:style-name="T4">Committing code frequently. </text:span></text:p>
        </text:list-item>
        <text:list-item>
          <text:p text:style-name="P15">Categorizing developer tests.</text:p>
        </text:list-item>
        <text:list-item>
          <text:p text:style-name="P15">Using a dedicated integration build machine. </text:p>
        </text:list-item>
        <text:list-item>
          <text:p text:style-name="P14"><text:s/>Using continuous feedback mechanisms. </text:p>
        </text:list-item>
        <text:list-item>
          <text:p text:style-name="P13">Staging builds. </text:p>
        </text:list-item>
      </text:list>
      <text:p text:style-name="P12"><text:span text:style-name="T10">C</text:span>ontinuous integration relies on the following principles. </text:p>
      <text:list xml:id="list9189034821387892604" text:style-name="L2">
        <text:list-item>
          <text:p text:style-name="P4"><text:span text:style-name="T4">Maitain a code repository</text:span></text:p>
        </text:list-item>
        <text:list-item>
          <text:p text:style-name="P4"><text:span text:style-name="T4">Automate the build</text:span></text:p>
        </text:list-item>
        <text:list-item>
          <text:p text:style-name="P4"><text:span text:style-name="T4">Make the build self testing</text:span></text:p>
        </text:list-item>
        <text:list-item>
          <text:p text:style-name="P4"><text:span text:style-name="T4">Everyone commits to the baseline every day</text:span></text:p>
        </text:list-item>
        <text:list-item>
          <text:p text:style-name="P4"><text:span text:style-name="T4">Keep the build fast</text:span></text:p>
        </text:list-item>
        <text:list-item>
          <text:p text:style-name="P4"><text:span text:style-name="T4">Make it easy to get the latest deliverables</text:span></text:p>
        </text:list-item>
        <text:list-item>
          <text:p text:style-name="P4"><text:span text:style-name="T4">Every one can see the latest build</text:span></text:p>
        </text:list-item>
      </text:list>
      <text:p text:style-name="P3"><text:span text:style-name="T4">CI tools</text:span></text:p>
      <text:p text:style-name="P3"><text:span text:style-name="T4"/></text:p>
      <text:p text:style-name="P6"><text:span text:style-name="T4"><text:s text:c="7"/>There are </text:span><text:span text:style-name="Strong_20_Emphasis">many Continuous Integration tools</text:span><text:span text:style-name="T4"> out there, and in this article, we will go through some of the greatest tools available on the market and see how they fare.</text:span></text:p>
      <text:p text:style-name="P6"><text:span text:style-name="Strong_20_Emphasis"><text:span text:style-name="T13"/></text:span></text:p>
      <text:list xml:id="list5288573949148621451" text:style-name="L5">
        <text:list-item>
          <text:p text:style-name="P11"><text:span text:style-name="Strong_20_Emphasis"><text:span text:style-name="T19"><text:s/></text:span></text:span><text:span text:style-name="Strong_20_Emphasis"><text:span text:style-name="T20">Jenkins</text:span></text:span></text:p>
        </text:list-item>
        <text:list-item>
          <text:p text:style-name="P9"><text:span text:style-name="Strong_20_Emphasis"><text:span text:style-name="T21"><text:s text:c="2"/></text:span></text:span><text:span text:style-name="Strong_20_Emphasis"><text:span text:style-name="T20">TeamCity</text:span></text:span></text:p>
        </text:list-item>
        <text:list-item>
          <text:p text:style-name="P9"><text:span text:style-name="Strong_20_Emphasis"><text:span text:style-name="T20"><text:s text:c="2"/>Travis CI</text:span></text:span></text:p>
        </text:list-item>
        <text:list-item>
          <text:p text:style-name="P9"><text:span text:style-name="Strong_20_Emphasis"><text:span text:style-name="T20"><text:s text:c="2"/>Go CD</text:span></text:span></text:p>
        </text:list-item>
        <text:list-item>
          <text:p text:style-name="P9"><text:span text:style-name="Strong_20_Emphasis"><text:span text:style-name="T20"><text:s text:c="2"/>Bamboo</text:span></text:span></text:p>
        </text:list-item>
        <text:list-item>
          <text:p text:style-name="P9"><text:span text:style-name="Strong_20_Emphasis"><text:span text:style-name="T20"><text:s text:c="2"/>GitLab CI</text:span></text:span></text:p>
          <text:p text:style-name="P9"><text:span text:style-name="Strong_20_Emphasis"><text:span text:style-name="T20"/></text:span></text:p>
        </text:list-item>
      </text:list>
      <text:p text:style-name="P6"><text:span text:style-name="Strong_20_Emphasis"><text:span text:style-name="T12"/></text:span></text:p>
      <text:list xml:id="list8706114560049903221" text:style-name="L3">
        <text:list-header>
          <text:p text:style-name="P5"><text:span text:style-name="T4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4:51:18.025541777</meta:creation-date>
    <dc:date>2018-07-24T15:52:49.526665180</dc:date>
    <meta:editing-duration>PT14M3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0" meta:word-count="290" meta:character-count="1777" meta:non-whitespace-character-count="1441"/>
  </office:meta>
</office:document-meta>
</file>